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995cm" table:align="left"/>
    </style:style>
    <style:style style:name="Table1.A" style:family="table-column">
      <style:table-column-properties style:column-width="9.897cm"/>
    </style:style>
    <style:style style:name="Table1.B" style:family="table-column">
      <style:table-column-properties style:column-width="2.402cm"/>
    </style:style>
    <style:style style:name="Table1.C" style:family="table-column">
      <style:table-column-properties style:column-width="1.69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471cm" table:align="left"/>
    </style:style>
    <style:style style:name="Table2.A" style:family="table-column">
      <style:table-column-properties style:column-width="9.897cm"/>
    </style:style>
    <style:style style:name="Table2.B" style:family="table-column">
      <style:table-column-properties style:column-width="2.402cm"/>
    </style:style>
    <style:style style:name="Table2.C" style:family="table-column">
      <style:table-column-properties style:column-width="2.17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471cm" table:align="left"/>
    </style:style>
    <style:style style:name="Table3.A" style:family="table-column">
      <style:table-column-properties style:column-width="9.897cm"/>
    </style:style>
    <style:style style:name="Table3.B" style:family="table-column">
      <style:table-column-properties style:column-width="2.402cm"/>
    </style:style>
    <style:style style:name="Table3.C" style:family="table-column">
      <style:table-column-properties style:column-width="2.171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ac850" officeooo:paragraph-rsid="001ac850"/>
    </style:style>
    <style:style style:name="P2" style:family="paragraph" style:parent-style-name="Heading_20_3">
      <style:text-properties officeooo:rsid="001ac850" officeooo:paragraph-rsid="001ac850"/>
    </style:style>
    <style:style style:name="P3" style:family="paragraph" style:parent-style-name="Heading_20_3">
      <style:text-properties officeooo:paragraph-rsid="001c5b82"/>
    </style:style>
    <style:style style:name="P4" style:family="paragraph" style:parent-style-name="Standard">
      <style:text-properties officeooo:rsid="001ac850" officeooo:paragraph-rsid="001ac850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>
      <style:text-properties officeooo:paragraph-rsid="001c5b82"/>
    </style:style>
    <style:style style:name="P20" style:family="paragraph" style:parent-style-name="Text_20_body">
      <style:text-properties officeooo:rsid="001c5b82" officeooo:paragraph-rsid="001c5b8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1:</text:p>
      <text:p text:style-name="P1"/>
      <text:p text:style-name="P1">Agile project planning – Create <text:s/>a one page project plan for a new software feature using Agile planning techniques.include backlog items with estimated story points and a prioritised list of user stories.</text:p>
      <text:p text:style-name="P1"/>
      <text:p text:style-name="P1">Answer:</text:p>
      <text:h text:style-name="P2" text:outline-level="3">Agile Project Planning</text:h>
      <text:h text:style-name="Heading_20_4" text:outline-level="4">Project: New Software Feature - Task Tracker</text:h>
      <text:p text:style-name="Text_20_body"><text:span text:style-name="Strong_20_Emphasis">Objective:</text:span> Develop a task tracking feature to enhance project management within the existing software platform.</text:p>
      <text:p text:style-name="Text_20_body"><text:span text:style-name="Strong_20_Emphasis">Project Team:</text:span></text:p>
      <text:list xml:id="list1642106776" text:style-name="L7">
        <text:list-item>
          <text:p text:style-name="P18">Product Owner: [Name]</text:p>
        </text:list-item>
        <text:list-item>
          <text:p text:style-name="P18">Scrum Master: [Name]</text:p>
        </text:list-item>
        <text:list-item>
          <text:p text:style-name="P17">Development Team: [Names]</text:p>
        </text:list-item>
      </text:list>
      <text:p text:style-name="Text_20_body"><text:span text:style-name="Strong_20_Emphasis">Timeline:</text:span> Sprint Duration: 2 weeks</text:p>
      <text:h text:style-name="Heading_20_4" text:outline-level="4">Backlog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User Story</text:p>
            </table:table-cell>
            <table:table-cell table:style-name="Table1.A1" office:value-type="string">
              <text:p text:style-name="Table_20_Heading">Story Points</text:p>
            </table:table-cell>
            <table:table-cell table:style-name="Table1.A1" office:value-type="string">
              <text:p text:style-name="Table_20_Heading">Priority</text:p>
            </table:table-cell>
          </table:table-row>
        </table:table-header-rows>
        <table:table-row>
          <table:table-cell table:style-name="Table1.A1" office:value-type="string">
            <text:p text:style-name="Table_20_Contents">As a user, I want to create a new task.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High</text:p>
          </table:table-cell>
        </table:table-row>
        <table:table-row>
          <table:table-cell table:style-name="Table1.A1" office:value-type="string">
            <text:p text:style-name="Table_20_Contents">As a user, I want to assign a task to a team member.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High</text:p>
          </table:table-cell>
        </table:table-row>
        <table:table-row>
          <table:table-cell table:style-name="Table1.A1" office:value-type="string">
            <text:p text:style-name="Table_20_Contents">As a user, I want to set task deadlines.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As a user, I want to view task progress.</text:p>
          </table:table-cell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High</text:p>
          </table:table-cell>
        </table:table-row>
        <table:table-row>
          <table:table-cell table:style-name="Table1.A1" office:value-type="string">
            <text:p text:style-name="Table_20_Contents">As a user, I want to receive notifications for task updates.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As a user, I want to filter tasks by priority.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Low</text:p>
          </table:table-cell>
        </table:table-row>
      </table:table>
      <text:h text:style-name="Heading_20_4" text:outline-level="4">Sprint 1 (2 weeks):</text:h>
      <text:p text:style-name="Text_20_body"><text:span text:style-name="Strong_20_Emphasis">Goal:</text:span> Develop core functionalities for task creation, assignment, and progress tracking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User Story</text:p>
            </table:table-cell>
            <table:table-cell table:style-name="Table2.A1" office:value-type="string">
              <text:p text:style-name="Table_20_Heading">Story Points</text:p>
            </table:table-cell>
            <table:table-cell table:style-name="Table2.A1" office:value-type="string">
              <text:p text:style-name="Table_20_Heading">Status</text:p>
            </table:table-cell>
          </table:table-row>
        </table:table-header-rows>
        <table:table-row>
          <table:table-cell table:style-name="Table2.A1" office:value-type="string">
            <text:p text:style-name="Table_20_Contents">As a user, I want to create a new task.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Complete</text:p>
          </table:table-cell>
        </table:table-row>
        <table:table-row>
          <table:table-cell table:style-name="Table2.A1" office:value-type="string">
            <text:p text:style-name="Table_20_Contents">As a user, I want to assign a task to a team member.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In Progress</text:p>
          </table:table-cell>
        </table:table-row>
        <table:table-row>
          <table:table-cell table:style-name="Table2.A1" office:value-type="string">
            <text:p text:style-name="Table_20_Contents">As a user, I want to set task deadlines.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Pending</text:p>
          </table:table-cell>
        </table:table-row>
        <table:table-row>
          <table:table-cell table:style-name="Table2.A1" office:value-type="string">
            <text:p text:style-name="Table_20_Contents">As a user, I want to view task progress.</text:p>
          </table:table-cell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Pending</text:p>
          </table:table-cell>
        </table:table-row>
        <table:table-row>
          <table:table-cell table:style-name="Table2.A1" office:value-type="string">
            <text:p text:style-name="Table_20_Contents">As a user, I want to receive notifications for task updates.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Pending</text:p>
          </table:table-cell>
        </table:table-row>
      </table:table>
      <text:h text:style-name="Heading_20_4" text:outline-level="4">Sprint 2 (2 weeks):</text:h>
      <text:p text:style-name="Text_20_body"><text:span text:style-name="Strong_20_Emphasis">Goal:</text:span> Implement task progress tracking and notification functionalities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User Story</text:p>
            </table:table-cell>
            <table:table-cell table:style-name="Table3.A1" office:value-type="string">
              <text:p text:style-name="Table_20_Heading">Story Points</text:p>
            </table:table-cell>
            <table:table-cell table:style-name="Table3.A1" office:value-type="string">
              <text:p text:style-name="Table_20_Heading">Status</text:p>
            </table:table-cell>
          </table:table-row>
        </table:table-header-rows>
        <table:table-row>
          <table:table-cell table:style-name="Table3.A1" office:value-type="string">
            <text:p text:style-name="Table_20_Contents">As a user, I want to assign a task to a team member.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Complete</text:p>
          </table:table-cell>
        </table:table-row>
        <table:table-row>
          <table:table-cell table:style-name="Table3.A1" office:value-type="string">
            <text:p text:style-name="Table_20_Contents">As a user, I want to set task deadlines.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In Progress</text:p>
          </table:table-cell>
        </table:table-row>
        <table:table-row>
          <table:table-cell table:style-name="Table3.A1" office:value-type="string">
            <text:p text:style-name="Table_20_Contents">As a user, I want to view task progress.</text:p>
          </table:table-cell>
          <table:table-cell table:style-name="Table3.A1" office:value-type="string">
            <text:p text:style-name="Table_20_Contents">8</text:p>
          </table:table-cell>
          <table:table-cell table:style-name="Table3.A1" office:value-type="string">
            <text:p text:style-name="Table_20_Contents">Pending</text:p>
          </table:table-cell>
        </table:table-row>
        <table:table-row>
          <table:table-cell table:style-name="Table3.A1" office:value-type="string">
            <text:p text:style-name="Table_20_Contents">As a user, I want to receive notifications for task updates.</text:p>
          </table:table-cell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Pending</text:p>
          </table:table-cell>
        </table:table-row>
        <text:soft-page-break/>
        <table:table-row>
          <table:table-cell table:style-name="Table3.A1" office:value-type="string">
            <text:p text:style-name="Table_20_Contents">As a user, I want to filter tasks by priority.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Pending</text:p>
          </table:table-cell>
        </table:table-row>
      </table:table>
      <text:p text:style-name="Text_20_body"><text:span text:style-name="Strong_20_Emphasis">Note:</text:span> Backlog refinement and adjustments will occur during sprint reviews and retrospectives to adapt to evolving requirements and feedback.</text:p>
      <text:p text:style-name="Horizontal_20_Line"/>
      <text:h text:style-name="P3" text:outline-level="3">Question 2: </text:h>
      <text:p text:style-name="P19">Daily Standup simulation – write a script for a daily standup meeting for a development team working on a software feature from question1 address a common challange and incorparate a solution into the comunication flow.</text:p>
      <text:p text:style-name="P20">Answer:</text:p>
      <text:h text:style-name="P3" text:outline-level="3">Daily Standup Meeting Simulation</text:h>
      <text:p text:style-name="Text_20_body"><text:span text:style-name="Strong_20_Emphasis">Scenario:</text:span></text:p>
      <text:p text:style-name="Text_20_body">The development team is currently working on implementing a new task tracking feature. However, they are facing a challenge with task prioritization, which is causing delays in completing the sprint goals.</text:p>
      <text:p text:style-name="Text_20_body"><text:span text:style-name="Strong_20_Emphasis">Script:</text:span></text:p>
      <text:p text:style-name="Text_20_body"><text:span text:style-name="Strong_20_Emphasis">Scrum Master:</text:span> Good morning team! Let's kick off our daily standup. As usual, let's go around and share our updates and any blockers we're facing.</text:p>
      <text:p text:style-name="Text_20_body"><text:span text:style-name="Strong_20_Emphasis">Developer 1:</text:span> Morning everyone. Yesterday, I completed the task assignment functionality. Today, I'm working on setting task deadlines.</text:p>
      <text:p text:style-name="Text_20_body"><text:span text:style-name="Strong_20_Emphasis">Developer 2:</text:span> Hey team. I've started testing the task assignment feature and found a bug related to user permissions. I've raised a ticket for it.</text:p>
      <text:p text:style-name="Text_20_body"><text:span text:style-name="Strong_20_Emphasis">Product Owner:</text:span> Thanks for the update. I'll prioritize the bug fix so it doesn't hinder our progress.</text:p>
      <text:p text:style-name="Text_20_body"><text:span text:style-name="Strong_20_Emphasis">Scrum Master:</text:span> Great, let's ensure we address that promptly. Now, let's discuss our challenge with task prioritization. It seems to be affecting our progress. Any suggestions on how we can improve this?</text:p>
      <text:p text:style-name="Text_20_body"><text:span text:style-name="Strong_20_Emphasis">Developer 3:</text:span> I think we need clearer criteria for prioritizing tasks. Maybe we can consider impact on user experience and business value?</text:p>
      <text:p text:style-name="Text_20_body"><text:span text:style-name="Strong_20_Emphasis">Scrum Master:</text:span> Excellent point. Let's incorporate that into our backlog refinement sessions moving forward. Additionally, I'll set up a quick workshop to discuss prioritization techniques that we can all benefit from.</text:p>
      <text:p text:style-name="Text_20_body"><text:span text:style-name="Strong_20_Emphasis">Product Owner:</text:span> Sounds like a plan. I'll also ensure that the backlog reflects the updated priorities based on our discussions.</text:p>
      <text:p text:style-name="Text_20_body"><text:span text:style-name="Strong_20_Emphasis">Scrum Master:</text:span> Perfect. Let's aim to address this challenge swiftly so we can maintain our momentum. Anything else before we conclude?</text:p>
      <text:p text:style-name="Text_20_body"><text:span text:style-name="Strong_20_Emphasis">Developer 1:</text:span> Just a quick reminder to keep communication channels open. If anyone encounters blockers, let's raise them early to prevent delays.</text:p>
      <text:p text:style-name="Text_20_body"><text:soft-page-break/><text:span text:style-name="Strong_20_Emphasis">Scrum Master:</text:span> Absolutely, proactive communication is key. Alright team, let's tackle today with full force. Remember, we're stronger together. Have a productive day, everyone!</text:p>
      <text:p text:style-name="Text_20_body"><text:span text:style-name="Strong_20_Emphasis">Team:</text:span> Thank you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3:00:59.583381991</meta:creation-date>
    <dc:date>2024-06-10T13:19:12.838338858</dc:date>
    <meta:editing-duration>PT15M49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3" meta:paragraph-count="93" meta:word-count="673" meta:character-count="3979" meta:non-whitespace-character-count="3398"/>
  </office:meta>
</office:document-meta>
</file>